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office:font-face-decls>
  <office:automatic-styles>
    <style:style style:name="P1" style:parent-style-name="Title"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end"/>
    </style:style>
    <style:style style:name="P5" style:parent-style-name="Normal" style:family="paragraph">
      <style:paragraph-properties fo:text-align="end"/>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line-height="150%"/>
    </style:style>
    <style:style style:name="P9" style:parent-style-name="Normal" style:family="paragraph">
      <style:paragraph-properties fo:line-height="150%"/>
    </style:style>
    <style:style style:name="P10" style:parent-style-name="Normal" style:family="paragraph">
      <style:paragraph-properties fo:margin-top="0.1666in"/>
    </style:style>
    <style:style style:name="P11" style:parent-style-name="Normal" style:family="paragraph">
      <style:paragraph-properties fo:margin-top="0.1666in"/>
    </style:style>
    <style:style style:name="P12" style:parent-style-name="Normal" style:family="paragraph">
      <style:paragraph-properties fo:margin-top="0.1666in"/>
    </style:style>
    <style:style style:name="P13" style:parent-style-name="Normal" style:family="paragraph">
      <style:paragraph-properties fo:margin-bottom="0.1666in"/>
    </style:style>
    <style:style style:name="P14" style:parent-style-name="Normal" style:family="paragraph">
      <style:paragraph-properties fo:margin-bottom="0.1666in"/>
    </style:style>
    <style:style style:name="P15" style:parent-style-name="Normal" style:family="paragraph">
      <style:paragraph-properties fo:margin-left="0.3937in" fo:margin-right="1.1812in" fo:text-indent="0.3937in">
        <style:tab-stops/>
      </style:paragraph-properties>
    </style:style>
    <style:style style:name="P16" style:parent-style-name="Normal" style:family="paragraph">
      <style:paragraph-properties fo:margin-left="0.3937in" fo:margin-right="1.1812in" fo:text-indent="0.3937in">
        <style:tab-stops/>
      </style:paragraph-properties>
    </style:style>
    <style:style style:name="P17" style:parent-style-name="Normal" style:family="paragraph">
      <style:paragraph-properties fo:background-color="#FFFF00"/>
    </style:style>
    <style:style style:name="P18" style:parent-style-name="Normal" style:family="paragraph">
      <style:paragraph-properties fo:border="0.0069in solid #000000" fo:padding-top="0.0138in" fo:padding-left="0.0555in" fo:padding-bottom="0.0138in" fo:padding-right="0.0555in" style:shadow="none"/>
    </style:style>
    <style:style style:name="P19" style:parent-style-name="Normal" style:family="paragraph">
      <style:paragraph-properties fo:border="0.0069in solid #000000" fo:padding-top="0.0138in" fo:padding-left="0.0555in" fo:padding-bottom="0.0138in" fo:padding-right="0.0555in" style:shadow="none"/>
    </style:style>
    <style:style style:name="P20" style:parent-style-name="Normal" style:family="paragraph">
      <style:paragraph-properties fo:border="0.0069in solid #000000" fo:padding-top="0.0138in" fo:padding-left="0.0555in" fo:padding-bottom="0.0138in" fo:padding-right="0.0555in" style:shadow="none"/>
    </style:style>
    <style:style style:name="P21" style:parent-style-name="Normal" style:family="paragraph">
      <style:paragraph-properties fo:border="0.0069in solid #000000" fo:padding-top="0.0138in" fo:padding-left="0.0555in" fo:padding-bottom="0.0138in" fo:padding-right="0.0555in" style:shadow="none"/>
    </style:style>
  </office:automatic-styles>
  <office:body>
    <office:text text:use-soft-page-breaks="true">
      <text:p text:style-name="P1">Paragraph<text:s/>Attributes</text:p>
      <text:p text:style-name="Subtitle">Examples</text:p>
      <text:h text:style-name="Heading2" text:outline-level="2">Align Text Left</text:h>
      <text:p text:style-name="Normal">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s/></text:p>
      <text:p text:style-name="Normal"/>
      <text:h text:style-name="Heading2" text:outline-level="2">Center</text:h>
      <text:p text:style-name="P2">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p>
      <text:p text:style-name="P3"/>
      <text:h text:style-name="Heading2" text:outline-level="2">Align Text Right</text:h>
      <text:p text:style-name="P4">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p>
      <text:p text:style-name="P5"/>
      <text:h text:style-name="Heading2" text:outline-level="2">Justify</text:h>
      <text:p text:style-name="P6">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p>
      <text:p text:style-name="P7"/>
      <text:h text:style-name="Heading2" text:outline-level="2">Line Spacing 1.5</text:h>
      <text:p text:style-name="P8">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p>
      <text:p text:style-name="P9"/>
      <text:h text:style-name="Heading2" text:outline-level="2">Space Before Paragraph</text:h>
      <text:p text:style-name="P10">Lorem ipsum dolor sit amet, consetetur sadipscing elitr, <text:s/>sed diam nonumy eirmod tempor invidunt ut labore et dolore magna aliquyam erat, sed diam voluptua.<text:s/></text:p>
      <text:p text:style-name="P11">At vero eos et accusam et justo duo dolores et ea rebum. Stet clita kasd gubergren, no sea takimata sanctus est Lorem ipsum dolor sit amet.</text:p>
      <text:p text:style-name="P12"/>
      <text:h text:style-name="Heading2" text:outline-level="2">Space After Paragraph</text:h>
      <text:p text:style-name="P13">Lorem ipsum dolor sit amet, consetetur sadipscing elitr, <text:s/>sed diam nonumy eirmod tempor invidunt ut labore et dolore magna aliquyam erat, sed diam voluptua.<text:s/></text:p>
      <text:p text:style-name="P14">At vero eos et accusam et justo duo dolores et ea rebum. Stet clita kasd gubergren, no sea takimata sanctus est Lorem ipsum dolor sit amet.</text:p>
      <text:h text:style-name="Heading2" text:outline-level="2"/>
      <text:h text:style-name="Heading2" text:outline-level="2">Margins Left 1cm, Right 3cm, First Line<text:s/>1cm</text:h>
      <text:p text:style-name="P15">Lorem ipsum dolor sit amet, consetetur sadipscing elitr, <text:s/>sed diam nonumy eirmod tempor invidunt ut labore et dolore magna aliquyam erat, sed diam voluptua.<text:s/></text:p>
      <text:p text:style-name="P16">At vero eos et accusam et justo duo dolores et ea rebum. Stet clita kasd gubergren, no sea takimata sanctus est Lorem ipsum dolor sit amet.</text:p>
      <text:p text:style-name="Normal"/>
      <text:h text:style-name="Heading2" text:outline-level="2">Paragraph Background Color</text:h>
      <text:p text:style-name="P17">Lorem ipsum dolor sit amet, consetetur sadipscing elitr, <text:s/>sed diam nonumy eirmod tempor invidunt ut labore et dolore magna aliquyam erat, sed diam voluptua.<text:s/></text:p>
      <text:h text:style-name="Heading2" text:outline-level="2"/>
      <text:h text:style-name="Heading2" text:outline-level="2">Paragraph Borders Outside</text:h>
      <text:p text:style-name="P18">Lorem ipsum dolor sit amet, consetetur sadipscing elitr, <text:s/>sed diam nonumy eirmod tempor invidunt ut labore et dolore magna aliquyam erat, sed diam voluptua.</text:p>
      <text:p text:style-name="P19">At vero eos et accusam et justo duo dolores et ea rebum. Stet clita kasd gubergren, no sea takimata sanctus est Lorem ipsum dolor sit amet.<text:s/></text:p>
      <text:p text:style-name="Normal"/>
      <text:h text:style-name="Heading2" text:outline-level="2">Paragraph Borders All-Borders</text:h>
      <text:p text:style-name="P20">Lorem ipsum dolor sit amet, consetetur sadipscing elitr, <text:s/>sed diam nonumy eirmod tempor invidunt ut labore et dolore magna aliquyam erat, sed diam voluptua.</text:p>
      <text:p text:style-name="P21">At vero eos et accusam et justo duo dolores et ea rebum. Stet clita kasd gubergren, no sea takimata sanctus est Lorem ipsum dolor sit amet.<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libri" style:font-name-asian="MS Gothic" style:font-name-complex="Times New Roman" fo:font-weight="bold" style:font-weight-asian="bold" style:font-weight-complex="bold" fo:color="#345A8A"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libri"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libri" style:font-name-asian="MS Gothic"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libri" style:font-name-asian="MS Gothic"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libri" style:font-name-asian="MS Gothic" style:font-name-complex="Times New Roman" fo:font-style="italic" style:font-style-asian="italic" style:font-style-complex="italic" fo:color="#4F81BD" fo:letter-spacing="0.0104in"/>
    </style: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color="#345A8A" fo:font-size="16pt" style:font-size-asian="16pt" style:font-size-complex="16pt"/>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Hollmichel</meta:initial-creator>
    <dc:creator>Svante Schubert</dc:creator>
    <meta:creation-date>2013-01-03T12:28:00Z</meta:creation-date>
    <dc:date>2013-01-03T12:28:00Z</dc:date>
    <meta:template xlink:href="Normal.dotm" xlink:type="simple"/>
    <meta:editing-cycles>2</meta:editing-cycles>
    <meta:editing-duration>PT0S</meta:editing-duration>
    <meta:document-statistic meta:page-count="2" meta:paragraph-count="8" meta:word-count="575" meta:character-count="4190" meta:row-count="30" meta:non-whitespace-character-count="3623"/>
  </office:meta>
</office:document-meta>
</file>